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1c9" officeooo:paragraph-rsid="000871c9"/>
    </style:style>
    <style:style style:name="P2" style:family="paragraph" style:parent-style-name="Standard">
      <style:text-properties fo:font-size="14pt" officeooo:rsid="000871c9" officeooo:paragraph-rsid="000871c9" style:font-size-asian="14pt" style:font-size-complex="14pt"/>
    </style:style>
    <style:style style:name="P3" style:family="paragraph" style:parent-style-name="Standard">
      <style:text-properties fo:font-size="14pt" officeooo:rsid="0008a23f" officeooo:paragraph-rsid="0008a23f" style:font-size-asian="14pt" style:font-size-complex="14pt"/>
    </style:style>
    <style:style style:name="P4" style:family="paragraph" style:parent-style-name="Standard">
      <style:text-properties fo:font-size="14pt" officeooo:rsid="000871c9" officeooo:paragraph-rsid="000871c9" style:font-size-asian="14pt" style:font-size-complex="14pt"/>
    </style:style>
    <style:style style:name="P5" style:family="paragraph" style:parent-style-name="Standard">
      <style:text-properties fo:font-size="14pt" officeooo:rsid="000abcab" officeooo:paragraph-rsid="000abcab" style:font-size-asian="14pt" style:font-size-complex="14pt"/>
    </style:style>
    <style:style style:name="P6" style:family="paragraph" style:parent-style-name="Standard">
      <style:text-properties fo:font-size="14pt" officeooo:rsid="0008a23f" officeooo:paragraph-rsid="0008a23f" style:font-size-asian="14pt" style:font-size-complex="14pt"/>
    </style:style>
    <style:style style:name="T1" style:family="text">
      <style:text-properties officeooo:rsid="0008a23f"/>
    </style:style>
    <style:style style:name="T2" style:family="text">
      <style:text-properties fo:font-size="16pt" style:text-underline-style="solid" style:text-underline-width="auto" style:text-underline-color="font-color" fo:font-weight="bold" officeooo:rsid="000871c9" style:font-size-asian="16pt" style:font-weight-asian="bold" style:font-size-complex="16pt" style:font-weight-complex="bold"/>
    </style:style>
    <style:style style:name="T3" style:family="text">
      <style:text-properties officeooo:rsid="0009d4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Ready for your phone call exam?</text:span></text:p>
      <text:p text:style-name="Standard"/>
      <text:p text:style-name="P1"><text:tab/>Hi there, in order to see if you are ready or not for our first oral exam, I have prepared a few sentences that you are likely to say on the phone and that I would like you to translate in English.</text:p>
      <text:p text:style-name="P1">So let’s see how well prepared you are :)</text:p>
      <text:p text:style-name="P1"/>
      <text:p text:style-name="P2">1. Bonjour, John Smith à l’appareil. En quoi puis-je vous être utile?</text:p>
      <text:p text:style-name="P5">John Smith speaking. How can I help you ?</text:p>
      <text:p text:style-name="P2"/>
      <text:p text:style-name="P2">2. Bonjour, Paul Brown à l’appareil. J’aimerais savoir si votre magasin est ouvert le lundi.</text:p>
      <text:p text:style-name="P5">Paul brown calling. I would like to know ...</text:p>
      <text:p text:style-name="P2"/>
      <text:p text:style-name="P2">3. Pourriez-vous répéter votre nom de famille (x<text:span text:style-name="T3">3</text:span>) s’il vous plaît, je ne vous entends pas très bien.</text:p>
      <text:p text:style-name="P5">Could you please repeat your last name/ family name?</text:p>
      <text:p text:style-name="P2"/>
      <text:p text:style-name="P2">4. Cela vous ennuierait-il d’épeler votre nom de famille s’il vous plaît?</text:p>
      <text:p text:style-name="P5">Would/could you mind spelling your last name </text:p>
      <text:p text:style-name="P2"/>
      <text:p text:style-name="P2">5. J’aimerais parler à votre manager, si cela est possible? Pourriez-vous me le passer?</text:p>
      <text:p text:style-name="P5">I would like to talk to your manager ? Could you </text:p>
      <text:p text:style-name="P2"/>
      <text:p text:style-name="P2">6. De la part de qui appelez-vous?</text:p>
      <text:p text:style-name="P5">On how’s behalf are you calling ?</text:p>
      <text:p text:style-name="P2"/>
      <text:p text:style-name="P2">7. J’appelle de la part d’un professeur de l’IUT.</text:p>
      <text:p text:style-name="P5">I am calling on behalf of iut teacher.</text:p>
      <text:p text:style-name="P2"/>
      <text:p text:style-name="P2">8. <text:span text:style-name="T1">Je suis désolée, je n’ai pas compris ce que vous avez dit.</text:span></text:p>
      <text:p text:style-name="P5">I’m sorry, I didn’t understand what you said.</text:p>
      <text:p text:style-name="P2"/>
      <text:p text:style-name="P3">10. Attendez un instant, je vais voir si mon manager est là.</text:p>
      <text:p text:style-name="P5">Hold on a second, im going to see if my manager is here.</text:p>
      <text:p text:style-name="P3"/>
      <text:p text:style-name="P3">11. Il n’est pas là/ pas disponible. Puis-je prendre un message?</text:p>
      <text:p text:style-name="P5">He isn’t available/here. May I take a message?</text:p>
      <text:p text:style-name="P3"/>
      <text:p text:style-name="P3">12. Pourriez-vous me donner vos coordonées s’il vous plaît?</text:p>
      <text:p text:style-name="P5">Could you give me your contact information ?</text:p>
      <text:p text:style-name="P3"/>
      <text:p text:style-name="P3">13. J’aurais besoin de votre numéro de téléphone, s’il vous plaît.</text:p>
      <text:p text:style-name="P5">I would need your phone number please.(et non like)</text:p>
      <text:p text:style-name="P3"/>
      <text:p text:style-name="P3">14. Etes-vous disponible mardi 5 Novembre à 15h45?</text:p>
      <text:p text:style-name="P5"><text:soft-page-break/>Are you available on tuesday november the fifth at three forty five pm?</text:p>
      <text:p text:style-name="P3"/>
      <text:p text:style-name="P3">15. Cet ordinateur est particulièrement intéressant au vu de son prix, il ne coûte que 876 euros.</text:p>
      <text:p text:style-name="P5">This computer is particularly interesting considering it’s price, it only cost eight hundred seventy six euro.</text:p>
      <text:p text:style-name="P3"/>
      <text:p text:style-name="P3">16. Pourrions nous nous voir à 8h demain? Ou alors, à 20h…</text:p>
      <text:p text:style-name="P5">could we meet at 8 am tomorrow? Or at 8 pm.</text:p>
      <text:p text:style-name="P3"/>
      <text:p text:style-name="P3">17. Merci pour votre aide.</text:p>
      <text:p text:style-name="P5">Thanks for your help.</text:p>
      <text:p text:style-name="P3">18. A bientôt!</text:p>
      <text:p text:style-name="P5">Talk to you soon</text:p>
      <text:p text:style-name="P3"/>
      <text:p text:style-name="P3"/>
      <text:p text:style-name="P5">REVISER LES DATES ET LES HEU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8:11:49.929967413</meta:creation-date>
    <dc:date>2024-10-18T10:24:53.700233137</dc:date>
    <meta:editing-duration>PT15H10M54S</meta:editing-duration>
    <meta:editing-cycles>3</meta:editing-cycles>
    <meta:generator>LibreOffice/24.2.6.2$Linux_X86_64 LibreOffice_project/8e9a753d9daaea75c34b417ba1bdf556bf2fc5b3</meta:generator>
    <meta:document-statistic meta:table-count="0" meta:image-count="0" meta:object-count="0" meta:page-count="2" meta:paragraph-count="38" meta:word-count="405" meta:character-count="2170" meta:non-whitespace-character-count="1796"/>
  </office:meta>
</office:document-meta>
</file>